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72" calcext:value-type="float">
            <text:p>97,72</text:p>
          </table:table-cell>
          <table:table-cell table:formula="of:=100 - SUM([.A2:.B2])" office:value-type="float" office:value="2.28" calcext:value-type="float">
            <text:p>2,28</text:p>
          </table:table-cell>
          <table:table-cell office:value-type="float" office:value="7181" calcext:value-type="float">
            <text:p>7181</text:p>
          </table:table-cell>
          <table:table-cell table:style-name="ce3" table:formula="of:=[.E18]+[.H18]" office:value-type="float" office:value="12310" calcext:value-type="float">
            <text:p>12310</text:p>
          </table:table-cell>
          <table:table-cell table:formula="of:=12597-[.E2]" office:value-type="float" office:value="287" calcext:value-type="float">
            <text:p>287</text:p>
          </table:table-cell>
          <table:table-cell office:value-type="float" office:value="90.352478981" calcext:value-type="float">
            <text:p>90,352478981</text:p>
          </table:table-cell>
          <table:table-cell table:style-name="ce4" office:value-type="float" office:value="13.7104432583" calcext:value-type="float">
            <text:p>13,710443258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58" calcext:value-type="float">
            <text:p>97,58</text:p>
          </table:table-cell>
          <table:table-cell table:formula="of:=100 - SUM([.A3:.B3])" office:value-type="float" office:value="2.42" calcext:value-type="float">
            <text:p>2,42</text:p>
          </table:table-cell>
          <table:table-cell office:value-type="float" office:value="7269" calcext:value-type="float">
            <text:p>7269</text:p>
          </table:table-cell>
          <table:table-cell table:style-name="ce3" table:formula="of:=[.E19]+[.H19]" office:value-type="float" office:value="12292" calcext:value-type="float">
            <text:p>12292</text:p>
          </table:table-cell>
          <table:table-cell table:formula="of:=12597-[.E3]" office:value-type="float" office:value="305" calcext:value-type="float">
            <text:p>305</text:p>
          </table:table-cell>
          <table:table-cell office:value-type="float" office:value="91.535307169" calcext:value-type="float">
            <text:p>91,535307169</text:p>
          </table:table-cell>
          <table:table-cell table:style-name="ce4" office:value-type="float" office:value="13.8752551079" calcext:value-type="float">
            <text:p>13,875255107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1" calcext:value-type="float">
            <text:p>97,41</text:p>
          </table:table-cell>
          <table:table-cell table:formula="of:=100 - SUM([.A4:.B4])" office:value-type="float" office:value="2.59" calcext:value-type="float">
            <text:p>2,59</text:p>
          </table:table-cell>
          <table:table-cell office:value-type="float" office:value="7258" calcext:value-type="float">
            <text:p>7258</text:p>
          </table:table-cell>
          <table:table-cell table:style-name="ce3" table:formula="of:=[.E20]+[.H20]" office:value-type="float" office:value="12271" calcext:value-type="float">
            <text:p>12271</text:p>
          </table:table-cell>
          <table:table-cell table:formula="of:=12597-[.E4]" office:value-type="float" office:value="326" calcext:value-type="float">
            <text:p>326</text:p>
          </table:table-cell>
          <table:table-cell office:value-type="float" office:value="91.3947200775" calcext:value-type="float">
            <text:p>91,3947200775</text:p>
          </table:table-cell>
          <table:table-cell table:style-name="ce4" office:value-type="float" office:value="13.8553986549" calcext:value-type="float">
            <text:p>13,855398654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71" calcext:value-type="float">
            <text:p>97,71</text:p>
          </table:table-cell>
          <table:table-cell table:formula="of:=100 - SUM([.A5:.B5])" office:value-type="float" office:value="2.29000000000001" calcext:value-type="float">
            <text:p>2,29</text:p>
          </table:table-cell>
          <table:table-cell office:value-type="float" office:value="7141" calcext:value-type="float">
            <text:p>7141</text:p>
          </table:table-cell>
          <table:table-cell table:style-name="ce3" table:formula="of:=[.E21]+[.H21]" office:value-type="float" office:value="12308" calcext:value-type="float">
            <text:p>12308</text:p>
          </table:table-cell>
          <table:table-cell table:formula="of:=12597-[.E5]" office:value-type="float" office:value="289" calcext:value-type="float">
            <text:p>289</text:p>
          </table:table-cell>
          <table:table-cell office:value-type="float" office:value="92.2412359715" calcext:value-type="float">
            <text:p>92,2412359715</text:p>
          </table:table-cell>
          <table:table-cell table:style-name="ce4" office:value-type="float" office:value="13.6310863495" calcext:value-type="float">
            <text:p>13,631086349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02" calcext:value-type="float">
            <text:p>97,02</text:p>
          </table:table-cell>
          <table:table-cell table:formula="of:=100 - SUM([.A6:.B6])" office:value-type="float" office:value="2.98" calcext:value-type="float">
            <text:p>2,98</text:p>
          </table:table-cell>
          <table:table-cell office:value-type="float" office:value="7226" calcext:value-type="float">
            <text:p>7226</text:p>
          </table:table-cell>
          <table:table-cell table:style-name="ce3" table:formula="of:=[.E22]+[.H22]" office:value-type="float" office:value="12222" calcext:value-type="float">
            <text:p>12222</text:p>
          </table:table-cell>
          <table:table-cell table:formula="of:=12597-[.E6]" office:value-type="float" office:value="375" calcext:value-type="float">
            <text:p>375</text:p>
          </table:table-cell>
          <table:table-cell office:value-type="float" office:value="93.6983180046" calcext:value-type="float">
            <text:p>93,6983180046</text:p>
          </table:table-cell>
          <table:table-cell table:style-name="ce4" office:value-type="float" office:value="13.8030657768" calcext:value-type="float">
            <text:p>13,803065776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35" calcext:value-type="float">
            <text:p>97,35</text:p>
          </table:table-cell>
          <table:table-cell table:formula="of:=100 - SUM([.A7:.B7])" office:value-type="float" office:value="2.65000000000001" calcext:value-type="float">
            <text:p>2,65</text:p>
          </table:table-cell>
          <table:table-cell office:value-type="float" office:value="7236" calcext:value-type="float">
            <text:p>7236</text:p>
          </table:table-cell>
          <table:table-cell table:style-name="ce3" table:formula="of:=[.E23]+[.H23]" office:value-type="float" office:value="12263" calcext:value-type="float">
            <text:p>12263</text:p>
          </table:table-cell>
          <table:table-cell table:formula="of:=12597-[.E7]" office:value-type="float" office:value="334" calcext:value-type="float">
            <text:p>334</text:p>
          </table:table-cell>
          <table:table-cell office:value-type="float" office:value="141.309221029" calcext:value-type="float">
            <text:p>141,309221029</text:p>
          </table:table-cell>
          <table:table-cell table:style-name="ce4" office:value-type="float" office:value="13.8506240845" calcext:value-type="float">
            <text:p>13,850624084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5" calcext:value-type="float">
            <text:p>97,05</text:p>
          </table:table-cell>
          <table:table-cell table:formula="of:=100 - SUM([.A8:.B8])" office:value-type="float" office:value="2.95" calcext:value-type="float">
            <text:p>2,95</text:p>
          </table:table-cell>
          <table:table-cell office:value-type="float" office:value="7258" calcext:value-type="float">
            <text:p>7258</text:p>
          </table:table-cell>
          <table:table-cell table:style-name="ce3" table:formula="of:=[.E24]+[.H24]" office:value-type="float" office:value="12226" calcext:value-type="float">
            <text:p>12226</text:p>
          </table:table-cell>
          <table:table-cell table:formula="of:=12597-[.E8]" office:value-type="float" office:value="371" calcext:value-type="float">
            <text:p>371</text:p>
          </table:table-cell>
          <table:table-cell office:value-type="float" office:value="116.959485054" calcext:value-type="float">
            <text:p>116,959485054</text:p>
          </table:table-cell>
          <table:table-cell table:style-name="ce4" office:value-type="float" office:value="13.8888030052" calcext:value-type="float">
            <text:p>13,888803005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46" calcext:value-type="float">
            <text:p>97,46</text:p>
          </table:table-cell>
          <table:table-cell table:formula="of:=100 - SUM([.A9:.B9])" office:value-type="float" office:value="2.54000000000001" calcext:value-type="float">
            <text:p>2,54</text:p>
          </table:table-cell>
          <table:table-cell office:value-type="float" office:value="7327" calcext:value-type="float">
            <text:p>7327</text:p>
          </table:table-cell>
          <table:table-cell table:style-name="ce3" table:formula="of:=[.E25]+[.H25]" office:value-type="float" office:value="12277" calcext:value-type="float">
            <text:p>12277</text:p>
          </table:table-cell>
          <table:table-cell table:formula="of:=12597-[.E9]" office:value-type="float" office:value="320" calcext:value-type="float">
            <text:p>320</text:p>
          </table:table-cell>
          <table:table-cell office:value-type="float" office:value="150.13288188" calcext:value-type="float">
            <text:p>150,13288188</text:p>
          </table:table-cell>
          <table:table-cell table:style-name="ce4" office:value-type="float" office:value="14.3793318272" calcext:value-type="float">
            <text:p>14,379331827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7.07" calcext:value-type="float">
            <text:p>97,07</text:p>
          </table:table-cell>
          <table:table-cell table:formula="of:=100 - SUM([.A10:.B10])" office:value-type="float" office:value="2.93000000000001" calcext:value-type="float">
            <text:p>2,93</text:p>
          </table:table-cell>
          <table:table-cell office:value-type="float" office:value="7294" calcext:value-type="float">
            <text:p>7294</text:p>
          </table:table-cell>
          <table:table-cell table:style-name="ce3" table:formula="of:=[.E26]+[.H26]" office:value-type="float" office:value="12228" calcext:value-type="float">
            <text:p>12228</text:p>
          </table:table-cell>
          <table:table-cell table:formula="of:=12597-[.E10]" office:value-type="float" office:value="369" calcext:value-type="float">
            <text:p>369</text:p>
          </table:table-cell>
          <table:table-cell office:value-type="float" office:value="95.3674390316" calcext:value-type="float">
            <text:p>95,3674390316</text:p>
          </table:table-cell>
          <table:table-cell table:style-name="ce4" office:value-type="float" office:value="13.9598860741" calcext:value-type="float">
            <text:p>13,959886074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17" calcext:value-type="float">
            <text:p>97,17</text:p>
          </table:table-cell>
          <table:table-cell table:formula="of:=100 - SUM([.A11:.B11])" office:value-type="float" office:value="2.83" calcext:value-type="float">
            <text:p>2,83</text:p>
          </table:table-cell>
          <table:table-cell office:value-type="float" office:value="7169" calcext:value-type="float">
            <text:p>7169</text:p>
          </table:table-cell>
          <table:table-cell table:style-name="ce3" table:formula="of:=[.E27]+[.H27]" office:value-type="float" office:value="12241" calcext:value-type="float">
            <text:p>12241</text:p>
          </table:table-cell>
          <table:table-cell table:formula="of:=12597-[.E11]" office:value-type="float" office:value="356" calcext:value-type="float">
            <text:p>356</text:p>
          </table:table-cell>
          <table:table-cell office:value-type="float" office:value="95.4689958096" calcext:value-type="float">
            <text:p>95,4689958096</text:p>
          </table:table-cell>
          <table:table-cell table:style-name="ce4" office:value-type="float" office:value="13.7309470177" calcext:value-type="float">
            <text:p>13,730947017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54" calcext:value-type="float">
            <text:p>97,354</text:p>
          </table:table-cell>
          <table:table-cell table:formula="of:=AVERAGE([.C2:.C11])" office:value-type="float" office:value="2.646" calcext:value-type="float">
            <text:p>2,646</text:p>
          </table:table-cell>
          <table:table-cell table:formula="of:=SUM([.D2:.D11])/10" office:value-type="float" office:value="7235.9" calcext:value-type="float">
            <text:p>7235,9</text:p>
          </table:table-cell>
          <table:table-cell table:formula="of:=AVERAGE([.E2:.E11])" office:value-type="float" office:value="12263.8" calcext:value-type="float">
            <text:p>12263,8</text:p>
          </table:table-cell>
          <table:table-cell table:formula="of:=AVERAGE([.F2:.F11])" office:value-type="float" office:value="333.2" calcext:value-type="float">
            <text:p>333,2</text:p>
          </table:table-cell>
          <table:table-cell table:formula="of:=SUM([.G2:.G11])/10" office:value-type="float" office:value="105.84600830078" calcext:value-type="float">
            <text:p>105,8460083008</text:p>
          </table:table-cell>
          <table:table-cell table:formula="of:=SUM([.H2:.H11])/10" office:value-type="float" office:value="13.86848411561" calcext:value-type="float">
            <text:p>13,868484115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74414543145193" calcext:value-type="float">
            <text:p>0,574414543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54.5" calcext:value-type="float">
            <text:p>5854,5</text:p>
          </table:table-cell>
          <table:table-cell table:formula="of:=AVERAGE([.G18:.G27])" office:value-type="float" office:value="8.2" calcext:value-type="float">
            <text:p>8,2</text:p>
          </table:table-cell>
          <table:table-cell/>
          <table:table-cell office:value-type="float" office:value="5948" calcext:value-type="float">
            <text:p>5948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formula="of:=12597-SUM([.E18:.G18])" office:value-type="float" office:value="6362" calcext:value-type="float">
            <text:p>636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25" calcext:value-type="float">
            <text:p>325</text:p>
          </table:table-cell>
          <table:table-cell table:formula="of:=AVERAGE([.H18:.H27])" office:value-type="float" office:value="6409.3" calcext:value-type="float">
            <text:p>6409,3</text:p>
          </table:table-cell>
          <table:table-cell/>
          <table:table-cell office:value-type="float" office:value="5793" calcext:value-type="float">
            <text:p>5793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table:formula="of:=12597-SUM([.E19:.G19])" office:value-type="float" office:value="6499" calcext:value-type="float">
            <text:p>649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9" calcext:value-type="float">
            <text:p>5799</text:p>
          </table:table-cell>
          <table:table-cell office:value-type="float" office:value="317" calcext:value-type="float">
            <text:p>317</text:p>
          </table:table-cell>
          <table:table-cell office:value-type="float" office:value="9" calcext:value-type="float">
            <text:p>9</text:p>
          </table:table-cell>
          <table:table-cell table:formula="of:=12597-SUM([.E20:.G20])" office:value-type="float" office:value="6472" calcext:value-type="float">
            <text:p>647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54.5" calcext:value-type="float">
            <text:p>5854,5</text:p>
          </table:table-cell>
          <table:table-cell table:number-columns-repeated="2"/>
          <table:table-cell office:value-type="float" office:value="5940" calcext:value-type="float">
            <text:p>5940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table:formula="of:=12597-SUM([.E21:.G21])" office:value-type="float" office:value="6368" calcext:value-type="float">
            <text:p>636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25" calcext:value-type="float">
            <text:p>325</text:p>
          </table:table-cell>
          <table:table-cell table:number-columns-repeated="2"/>
          <table:table-cell office:value-type="float" office:value="5863" calcext:value-type="float">
            <text:p>5863</text:p>
          </table:table-cell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table:formula="of:=12597-SUM([.E22:.G22])" office:value-type="float" office:value="6359" calcext:value-type="float">
            <text:p>635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8.2" calcext:value-type="float">
            <text:p>8,2</text:p>
          </table:table-cell>
          <table:table-cell table:number-columns-repeated="2"/>
          <table:table-cell office:value-type="float" office:value="5861" calcext:value-type="float">
            <text:p>5861</text:p>
          </table:table-cell>
          <table:table-cell office:value-type="float" office:value="326" calcext:value-type="float">
            <text:p>326</text:p>
          </table:table-cell>
          <table:table-cell office:value-type="float" office:value="8" calcext:value-type="float">
            <text:p>8</text:p>
          </table:table-cell>
          <table:table-cell table:formula="of:=12597-SUM([.E23:.G23])" office:value-type="float" office:value="6402" calcext:value-type="float">
            <text:p>640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09.3" calcext:value-type="float">
            <text:p>6409,3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387" calcext:value-type="float">
            <text:p>638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57" calcext:value-type="float">
            <text:p>5757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table:formula="of:=12597-SUM([.E25:.G25])" office:value-type="float" office:value="6520" calcext:value-type="float">
            <text:p>652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3" calcext:value-type="float">
            <text:p>5793</text:p>
          </table:table-cell>
          <table:table-cell office:value-type="float" office:value="358" calcext:value-type="float">
            <text:p>358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435" calcext:value-type="float">
            <text:p>643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2" calcext:value-type="float">
            <text:p>5952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table:formula="of:=12597-SUM([.E27:.G27])" office:value-type="float" office:value="6289" calcext:value-type="float">
            <text:p>628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549257759784" calcext:value-type="float">
            <text:p>0,9735492578</text:p>
          </table:table-cell>
          <table:table-cell table:number-columns-repeated="2"/>
          <table:table-cell table:formula="of:=SUM([.E18:.E27])/10" office:value-type="float" office:value="5854.5" calcext:value-type="float">
            <text:p>5854,5</text:p>
          </table:table-cell>
          <table:table-cell table:formula="of:=SUM([.F18:.F27])/10" office:value-type="float" office:value="325" calcext:value-type="float">
            <text:p>325</text:p>
          </table:table-cell>
          <table:table-cell table:formula="of:=SUM([.G18:.G27])/10" office:value-type="float" office:value="8.2" calcext:value-type="float">
            <text:p>8,2</text:p>
          </table:table-cell>
          <table:table-cell table:formula="of:=SUM([.H18:.H27])/10" office:value-type="float" office:value="6409.3" calcext:value-type="float">
            <text:p>6409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4507422402159" calcext:value-type="float">
            <text:p>0,0264507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8601327033619" calcext:value-type="float">
            <text:p>0,998601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1739601740344" calcext:value-type="float">
            <text:p>0,95173960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2:55:22.2550205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40:17.809012986</meta:creation-date>
    <dc:date>2018-01-18T03:03:26.254169174</dc:date>
    <meta:editing-duration>PT13M43S</meta:editing-duration>
    <meta:editing-cycles>4</meta:editing-cycles>
    <meta:generator>LibreOffice/5.1.6.2$Linux_X86_64 LibreOffice_project/10m0$Build-2</meta:generator>
    <meta:document-statistic meta:table-count="1" meta:cell-count="177" meta:object-count="0"/>
  </office:meta>
</office:document-meta>
</file>